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6.749cm"/>
    </style:style>
    <style:style style:name="co3" style:family="table-column">
      <style:table-column-properties fo:break-before="auto" style:column-width="2.291cm"/>
    </style:style>
    <style:style style:name="co4" style:family="table-column">
      <style:table-column-properties fo:break-before="auto" style:column-width="5.465cm"/>
    </style:style>
    <style:style style:name="co5" style:family="table-column">
      <style:table-column-properties fo:break-before="auto" style:column-width="15.988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upplier Link</text:p>
          </table:table-cell>
          <table:table-cell/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Socket_Strip_Straight_2x20 2.45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spberryP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1,C2,C3,C5,C6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00nF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4,C8</text:p>
          </table:table-cell>
          <table:table-cell table:style-name="ce2" office:value-type="string">
            <text:p>0805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0uF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7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nF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1,D2</text:p>
          </table:table-cell>
          <table:table-cell table:style-name="ce2" office:value-type="string">
            <text:p>LED_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1,R5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2,R3,R4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3</text:p>
          </table:table-cell>
          <table:table-cell table:style-name="ce2" office:value-type="string">
            <text:p>RN24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N2483</text:p>
          </table:table-cell>
          <table:table-cell office:value-type="string">
            <text:p><text:a xlink:href="http://eu.mouser.com/ProductDetail/Microchip-Technology/RN2483-I-RM101/?qs=sGAEpiMZZMuI1aKsGLfKZOQCMfxWOhw5J%2FmjVNtRvb8%3D">http://eu.mouser.com/ProductDetail/Microchip-Technology/RN2483-I-RM101/?qs=sGAEpiMZZMuI1aKsGLfKZOQCMfxWOhw5J%2fmjVNtRvb8%3d</text:a></text:p>
          </table:table-cell>
          <table:table-cell/>
        </table:table-row>
        <table:table-row table:style-name="ro2">
          <table:table-cell table:style-name="ce2" office:value-type="string">
            <text:p>U4</text:p>
          </table:table-cell>
          <table:table-cell table:style-name="ce2" office:value-type="string">
            <text:p>5-Pin SOT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S79133</text:p>
          </table:table-cell>
          <table:table-cell office:value-type="string">
            <text:p><text:a xlink:href="http://si.farnell.com/texas-instruments/tps79133dbvt/ic-v-reg-ldo-0-1a-3-3v-smd-79133/dp/8461767">http://si.farnell.com/texas-instruments/tps79133dbvt/ic-v-reg-ldo-0-1a-3-3v-smd-79133/dp/8461767</text:a></text:p>
          </table:table-cell>
          <table:table-cell/>
        </table:table-row>
        <table:table-row table:style-name="ro2">
          <table:table-cell table:style-name="ce2" office:value-type="string">
            <text:p>U5</text:p>
          </table:table-cell>
          <table:table-cell table:style-name="ce2" office:value-type="string">
            <text:p>8-Pin LG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ME280</text:p>
          </table:table-cell>
          <table:table-cell office:value-type="string">
            <text:p><text:a xlink:href="http://www.digikey.si/product-detail/en/bosch-sensortec/BME280/828-1063-1-ND/6136314">http://www.digikey.si/product-detail/en/bosch-sensortec/BME280/828-1063-1-ND/6136314</text:a></text:p>
          </table:table-cell>
          <table:table-cell/>
        </table:table-row>
        <table:table-row table:style-name="ro2">
          <table:table-cell table:style-name="ce2" office:value-type="string">
            <text:p>U1</text:p>
          </table:table-cell>
          <table:table-cell table:style-name="ce2" office:value-type="string">
            <text:p>Small_I2C_OLE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all_i2c_oled</text:p>
          </table:table-cell>
          <table:table-cell office:value-type="string">
            <text:p><text:a xlink:href="https://www.amazon.com/Diymall®-Yellow-Serial-Arduino-Display/dp/B00O2LLT30">https://www.amazon.com/Diymall%C2%AE-Yellow-Serial-Arduino-Display/dp/B00O2LLT30</text:a></text:p>
          </table:table-cell>
          <table:table-cell/>
        </table:table-row>
        <table:table-row table:style-name="ro2">
          <table:table-cell table:style-name="ce2" office:value-type="string">
            <text:p>P2,P1</text:p>
          </table:table-cell>
          <table:table-cell table:style-name="ce2" office:value-type="string">
            <text:p>SMA_coax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MA</text:p>
          </table:table-cell>
          <table:table-cell office:value-type="string">
            <text:p><text:a xlink:href="http://si.farnell.com/johnson/142-0701-801/rf-coaxial-sma-straight-jack-50ohm/dp/1608592?ost=142-0701-801&amp;selectedCategoryId=&amp;categoryNameResp=Vse%2Bkategorije&amp;searchView=table&amp;iscrfnonsku=false">http://si.farnell.com/johnson/142-0701-801/rf-coaxial-sma-straight-jack-50ohm/dp/1608592?ost=142-0701-801&amp;selectedCategoryId=&amp;categoryNameResp=Vse%2Bkategorije&amp;searchView=table&amp;iscrfnonsku=false</text:a></text:p>
          </table:table-cell>
          <table:table-cell/>
        </table:table-row>
        <table:table-row table:style-name="ro1">
          <table:table-cell table:style-name="ce2" office:value-type="string">
            <text:p>C1,C2,C3,C5,C6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00nF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4,C8</text:p>
          </table:table-cell>
          <table:table-cell table:style-name="ce2" office:value-type="string">
            <text:p>0805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0uF</text:p>
          </table:table-cell>
          <table:table-cell table:number-columns-repeated="2"/>
        </table:table-row>
        <table:table-row table:style-name="ro1" table:number-rows-repeated="65520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16.02.2017</text:date>, <text:time>08:30:04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air-module" style:display-name="PageStyle_air-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1" style:display-name="PageStyle_air-modu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2" style:display-name="PageStyle_air-modu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3" style:display-name="PageStyle_air-modu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2-16T08:30:03.97</dc:date>
    <meta:generator>OpenOffice.org/3.2$Win32 OpenOffice.org_project/320m18$Build-9502</meta:generator>
    <meta:editing-duration>PT01H17M49S</meta:editing-duration>
    <meta:editing-cycles>57</meta:editing-cycles>
    <meta:document-statistic meta:table-count="1" meta:cell-count="66" meta:object-count="0"/>
  </office:meta>
</office:document-meta>
</file>